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</text:span><text:span text:style-name="T8">tool.decorateHTML('UrbanAddress', </text:span><text:span text:style-name="T9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9">do text if </text:span><text:span text:style-name="T8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8">do text if len(self.getApplicants()) &gt; 1</text:span></text:p></office:annotation><text:span text:style-name="T3"><office:annotation><dc:creator>Gauthier Bastien</dc:creator><dc:date>2011-02-17T09:18:17</dc:date><text:p text:style-name="P6"><text:span text:style-name="T9">do text if </text:span><text:span text:style-name="T8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permis d'urbanisme, nous vous invitons à verser dans les meilleurs délais la somme de :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lt; 1</text:span></text:p></office:annotation>40€ (PU de minime importance)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gt; 0</text:span></text:p></office:annotation>60€ (PU avec demande d'avis) 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('ccatm' in self.templateAllOpinions() or self.getLastInquiry() is not None)</text:span></text:p></office:annotation>130€ (PU avec avis + CCATM et/ou enquête) </text:p>
      <text:p text:style-name="UrbanBody"><office:annotation><dc:creator>sde </dc:creator><dc:date>2011-09-07T08:20:48</dc:date><text:p text:style-name="P6"><text:span text:style-name="T10">do text if self.getRoadAdaptation()=='no' and self.getAnnoncedDelay()=='115j'</text:span></text:p></office:annotation>150€ (PU avec avis fonctionnaire) </text:p>
      <text:p text:style-name="UrbanBody"><office:annotation><dc:creator>sde </dc:creator><dc:date>2011-09-07T08:20:48</dc:date><text:p text:style-name="P6"><text:span text:style-name="T10">do text if self.getRoadAdaptation()!='no'</text:span></text:p></office:annotation>250€ (PU avec conseil communal) 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8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3-13T14:48:26</dc:date>
    <dc:language>fr-FR</dc:language>
    <meta:editing-cycles>152</meta:editing-cycles>
    <meta:editing-duration>P2DT6H7M21S</meta:editing-duration>
    <dc:creator>Simon Delcourt</dc:creator>
    <meta:document-statistic meta:table-count="0" meta:image-count="0" meta:object-count="0" meta:page-count="1" meta:paragraph-count="26" meta:word-count="163" meta:character-count="1282" meta:non-whitespace-character-count="1159"/>
    <meta:user-defined meta:name="Info 1"/>
    <meta:user-defined meta:name="Info 2"/>
    <meta:user-defined meta:name="Info 3"/>
    <meta:user-defined meta:name="Info 4"/>
  </office:meta>
</office:document-meta>
</file>